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19.098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1.002cm"/>
    </style:style>
    <style:style style:name="Tableau3.C" style:family="table-column">
      <style:table-column-properties style:column-width="3.092cm"/>
    </style:style>
    <style:style style:name="Tableau3.D" style:family="table-column">
      <style:table-column-properties style:column-width="6.092cm"/>
    </style:style>
    <style:style style:name="Tableau3.E" style:family="table-column">
      <style:table-column-properties style:column-width="1.401cm"/>
    </style:style>
    <style:style style:name="Tableau3.F" style:family="table-column">
      <style:table-column-properties style:column-width="6.611cm"/>
    </style:style>
    <style:style style:name="Tableau3.1" style:family="table-row">
      <style:table-row-properties style:min-row-height="0.101cm"/>
    </style:style>
    <style:style style:name="Tableau3.A1" style:family="table-cell">
      <style:table-cell-properties fo:padding="0.097cm" fo:border-left="0.5pt solid #50938a" fo:border-right="none" fo:border-top="0.5pt solid #50938a" fo:border-bottom="0.5pt solid #50938a"/>
    </style:style>
    <style:style style:name="Tableau3.C1" style:family="table-cell">
      <style:table-cell-properties fo:padding="0.097cm" fo:border="0.5pt solid #50938a"/>
    </style:style>
    <style:style style:name="Tableau3.2" style:family="table-row">
      <style:table-row-properties style:min-row-height="0.49cm"/>
    </style:style>
    <style:style style:name="Tableau3.A2" style:family="table-cell">
      <style:table-cell-properties fo:padding="0.097cm" fo:border-left="0.5pt solid #50938a" fo:border-right="none" fo:border-top="none" fo:border-bottom="0.5pt solid #50938a"/>
    </style:style>
    <style:style style:name="Tableau3.F2" style:family="table-cell">
      <style:table-cell-properties fo:padding="0.097cm" fo:border-left="0.5pt solid #50938a" fo:border-right="0.5pt solid #50938a" fo:border-top="none" fo:border-bottom="0.5pt solid #50938a"/>
    </style:style>
    <style:style style:name="Tableau3.3" style:family="table-row">
      <style:table-row-properties style:min-row-height="0.704cm"/>
    </style:style>
    <style:style style:name="Tableau3.4" style:family="table-row">
      <style:table-row-properties style:min-row-height="0.002cm"/>
    </style:style>
    <style:style style:name="Tableau5" style:family="table">
      <style:table-properties style:width="19.001cm" table:align="margins" style:may-break-between-rows="true" table:border-model="collapsing"/>
    </style:style>
    <style:style style:name="Tableau5.A" style:family="table-column">
      <style:table-column-properties style:column-width="1.097cm" style:rel-column-width="3784*"/>
    </style:style>
    <style:style style:name="Tableau5.B" style:family="table-column">
      <style:table-column-properties style:column-width="1.3cm" style:rel-column-width="4483*"/>
    </style:style>
    <style:style style:name="Tableau5.C" style:family="table-column">
      <style:table-column-properties style:column-width="4.895cm" style:rel-column-width="16882*"/>
    </style:style>
    <style:style style:name="Tableau5.D" style:family="table-column">
      <style:table-column-properties style:column-width="2.101cm" style:rel-column-width="7245*"/>
    </style:style>
    <style:style style:name="Tableau5.E" style:family="table-column">
      <style:table-column-properties style:column-width="3.113cm" style:rel-column-width="10737*"/>
    </style:style>
    <style:style style:name="Tableau5.F" style:family="table-column">
      <style:table-column-properties style:column-width="6.496cm" style:rel-column-width="22404*"/>
    </style:style>
    <style:style style:name="Tableau5.1" style:family="table-row">
      <style:table-row-properties style:min-row-height="0.794cm" fo:keep-together="auto"/>
    </style:style>
    <style:style style:name="Tableau5.A1" style:family="table-cell">
      <style:table-cell-properties fo:padding="0.097cm" fo:border-left="0.5pt solid #50938a" fo:border-right="none" fo:border-top="0.5pt solid #50938a" fo:border-bottom="0.5pt solid #50938a" style:writing-mode="page"/>
    </style:style>
    <style:style style:name="Tableau5.E1" style:family="table-cell">
      <style:table-cell-properties fo:padding="0.097cm" fo:border="0.5pt solid #50938a" style:writing-mode="page"/>
    </style:style>
    <style:style style:name="Tableau5.2" style:family="table-row">
      <style:table-row-properties style:min-row-height="0.91cm" fo:keep-together="auto"/>
    </style:style>
    <style:style style:name="Tableau5.A2" style:family="table-cell">
      <style:table-cell-properties fo:padding="0.097cm" fo:border-left="0.5pt solid #50938a" fo:border-right="none" fo:border-top="none" fo:border-bottom="0.5pt solid #50938a" style:writing-mode="page"/>
    </style:style>
    <style:style style:name="Tableau5.F2" style:family="table-cell">
      <style:table-cell-properties fo:padding="0.097cm" fo:border-left="0.5pt solid #50938a" fo:border-right="0.5pt solid #50938a" fo:border-top="none" fo:border-bottom="0.5pt solid #50938a" style:writing-mode="page"/>
    </style:style>
    <style:style style:name="Tableau5.3" style:family="table-row">
      <style:table-row-properties style:min-row-height="0.797cm" fo:keep-together="auto"/>
    </style:style>
    <style:style style:name="Tableau6" style:family="table">
      <style:table-properties style:width="19.001cm" table:align="center"/>
    </style:style>
    <style:style style:name="Tableau6.A" style:family="table-column">
      <style:table-column-properties style:column-width="0.986cm"/>
    </style:style>
    <style:style style:name="Tableau6.B" style:family="table-column">
      <style:table-column-properties style:column-width="6.013cm"/>
    </style:style>
    <style:style style:name="Tableau6.C" style:family="table-column">
      <style:table-column-properties style:column-width="5.99cm"/>
    </style:style>
    <style:style style:name="Tableau6.D" style:family="table-column">
      <style:table-column-properties style:column-width="2.404cm"/>
    </style:style>
    <style:style style:name="Tableau6.E" style:family="table-column">
      <style:table-column-properties style:column-width="3.607cm"/>
    </style:style>
    <style:style style:name="Tableau6.1" style:family="table-row">
      <style:table-row-properties style:min-row-height="0.7cm"/>
    </style:style>
    <style:style style:name="Tableau6.A1" style:family="table-cell">
      <style:table-cell-properties style:vertical-align="middle" fo:background-color="#81aca6" fo:padding="0.097cm" fo:border-left="0.5pt solid #50938a" fo:border-right="none" fo:border-top="0.5pt solid #50938a" fo:border-bottom="0.5pt solid #50938a">
        <style:background-image/>
      </style:table-cell-properties>
    </style:style>
    <style:style style:name="Tableau6.E1" style:family="table-cell">
      <style:table-cell-properties style:vertical-align="middle" fo:background-color="#81aca6" fo:padding="0.097cm" fo:border="0.5pt solid #50938a">
        <style:background-image/>
      </style:table-cell-properties>
    </style:style>
    <style:style style:name="Tableau6.A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B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C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D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6.E2" style:family="table-cell">
      <style:table-cell-properties style:vertical-align="middle" fo:padding="0.097cm" fo:border-left="0.5pt solid #50938a" fo:border-right="0.5pt solid #50938a" fo:border-top="none" fo:border-bottom="0.5pt solid #50938a"/>
    </style:style>
    <style:style style:name="Tableau8" style:family="table">
      <style:table-properties style:width="19.001cm" table:align="center"/>
    </style:style>
    <style:style style:name="Tableau8.A" style:family="table-column">
      <style:table-column-properties style:column-width="0.984cm"/>
    </style:style>
    <style:style style:name="Tableau8.B" style:family="table-column">
      <style:table-column-properties style:column-width="6.015cm"/>
    </style:style>
    <style:style style:name="Tableau8.C" style:family="table-column">
      <style:table-column-properties style:column-width="5.99cm"/>
    </style:style>
    <style:style style:name="Tableau8.D" style:family="table-column">
      <style:table-column-properties style:column-width="2.404cm"/>
    </style:style>
    <style:style style:name="Tableau8.E" style:family="table-column">
      <style:table-column-properties style:column-width="3.607cm"/>
    </style:style>
    <style:style style:name="Tableau8.1" style:family="table-row">
      <style:table-row-properties style:min-row-height="0.7cm"/>
    </style:style>
    <style:style style:name="Tableau8.A1" style:family="table-cell">
      <style:table-cell-properties style:vertical-align="middle" fo:background-color="#81aca6" fo:padding="0.097cm" fo:border-left="0.5pt solid #50938a" fo:border-right="none" fo:border-top="0.5pt solid #50938a" fo:border-bottom="0.5pt solid #50938a">
        <style:background-image/>
      </style:table-cell-properties>
    </style:style>
    <style:style style:name="Tableau8.E1" style:family="table-cell">
      <style:table-cell-properties style:vertical-align="middle" fo:background-color="#81aca6" fo:padding="0.097cm" fo:border="0.5pt solid #50938a">
        <style:background-image/>
      </style:table-cell-properties>
    </style:style>
    <style:style style:name="Tableau8.A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B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C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D2" style:family="table-cell">
      <style:table-cell-properties style:vertical-align="middle" fo:padding="0.097cm" fo:border-left="0.5pt solid #50938a" fo:border-right="none" fo:border-top="none" fo:border-bottom="0.5pt solid #50938a"/>
    </style:style>
    <style:style style:name="Tableau8.E2" style:family="table-cell">
      <style:table-cell-properties style:vertical-align="middle" fo:padding="0.097cm" fo:border-left="0.5pt solid #50938a" fo:border-right="0.5pt solid #50938a" fo:border-top="none" fo:border-bottom="0.5pt solid #50938a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132c20e" style:font-size-asian="7pt" style:font-size-complex="7pt"/>
    </style:style>
    <style:style style:name="P3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8pt" fo:language="fr" fo:country="FR" fo:font-weight="bold" officeooo:rsid="00d35ca1" officeooo:paragraph-rsid="01197a80" style:font-size-asian="18pt" style:font-weight-asian="bold" style:font-size-complex="18pt" style:font-weight-complex="bold" loext:padding="0.199cm" loext:border="none"/>
    </style:style>
    <style:style style:name="P4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2pt" fo:language="fr" fo:country="FR" fo:font-weight="normal" officeooo:rsid="00d35ca1" officeooo:paragraph-rsid="01197a80" style:font-size-asian="10.5pt" style:font-weight-asian="normal" style:font-size-complex="12pt" style:font-weight-complex="normal" loext:padding="0.199cm" loext:border="none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2pt" fo:language="fr" fo:country="FR" fo:font-weight="normal" officeooo:rsid="00c1df14" officeooo:paragraph-rsid="011f78d4" style:font-size-asian="12pt" style:font-weight-asian="normal" style:font-size-complex="12pt" style:font-weight-complex="normal"/>
    </style:style>
    <style:style style:name="P6" style:family="paragraph" style:parent-style-name="Table_20_Contents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2pt" fo:language="fr" fo:country="FR" fo:font-weight="normal" officeooo:rsid="00c1df14" officeooo:paragraph-rsid="01218e61" style:font-size-asian="12pt" style:font-weight-asian="normal" style:font-size-complex="12pt" style:font-weight-complex="normal"/>
    </style:style>
    <style:style style:name="P7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2pt" fo:language="fr" fo:country="FR" fo:font-weight="bold" officeooo:rsid="00c1df14" officeooo:paragraph-rsid="01290e38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font-size="12pt" fo:font-weight="bold" officeooo:rsid="011c55b4" officeooo:paragraph-rsid="011c55b4" style:font-size-asian="12pt" style:font-weight-asian="bold" style:font-size-complex="12pt" style:font-weight-complex="bold"/>
    </style:style>
    <style:style style:name="P9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290e38" style:font-size-asian="11pt" style:font-weight-asian="bold" style:font-size-complex="11pt" style:font-weight-complex="bold"/>
    </style:style>
    <style:style style:name="P10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1b45d9" style:font-size-asian="11pt" style:font-weight-asian="bold" style:font-size-complex="11pt" style:font-weight-complex="bold"/>
    </style:style>
    <style:style style:name="P11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11b45d9" officeooo:paragraph-rsid="01290e38" style:font-size-asian="11pt" style:font-weight-asian="bold" style:font-size-complex="11pt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language="fr" fo:country="FR" fo:font-weight="bold" officeooo:rsid="00d9f569" officeooo:paragraph-rsid="012654a3" style:font-size-asian="11pt" style:font-weight-asian="bold" style:font-size-complex="11pt" style:font-weight-complex="bold"/>
    </style:style>
    <style:style style:name="P13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language="fr" fo:country="FR" fo:font-weight="bold" officeooo:rsid="00d9f569" officeooo:paragraph-rsid="01281af7" style:font-size-asian="11pt" style:font-weight-asian="bold" style:font-size-complex="11pt" style:font-weight-complex="bold"/>
    </style:style>
    <style:style style:name="P14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Arial" fo:font-size="11pt" fo:language="fr" fo:country="FR" fo:font-weight="bold" officeooo:rsid="00c1df14" officeooo:paragraph-rsid="011b45d9" style:font-size-asian="9.60000038146973pt" style:font-weight-asian="bold" style:font-size-complex="11pt" style:font-weight-complex="bold"/>
    </style:style>
    <style:style style:name="P1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size="11pt" fo:font-weight="bold" officeooo:rsid="011c55b4" officeooo:paragraph-rsid="01290e38" style:font-size-asian="11pt" style:font-weight-asian="bold" style:font-size-complex="11pt" style:font-weight-complex="bold"/>
    </style:style>
    <style:style style:name="P16" style:family="paragraph" style:parent-style-name="Table_20_Contents">
      <loext:graphic-properties draw:fill="none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11df462" officeooo:paragraph-rsid="01343f83" style:font-size-asian="11pt" style:font-weight-asian="bold" style:font-size-complex="11pt" style:font-weight-complex="bold"/>
    </style:style>
    <style:style style:name="P17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font-weight="bold" officeooo:rsid="009b7894" officeooo:paragraph-rsid="0124aeac" style:font-size-asian="11pt" style:font-weight-asian="bold" style:font-size-complex="11pt" style:font-weight-complex="bold"/>
    </style:style>
    <style:style style:name="P18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style:font-name="Arial" fo:font-size="11pt" fo:font-weight="bold" officeooo:rsid="009b7894" officeooo:paragraph-rsid="0124aeac" fo:background-color="#dee7e5" style:font-size-asian="11pt" style:font-weight-asian="bold" style:font-size-complex="11pt" style:font-weight-complex="bold"/>
    </style:style>
    <style:style style:name="P19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center" style:justify-single-word="false" fo:background-color="transparent"/>
      <style:text-properties style:font-name="Arial" fo:font-size="11pt" officeooo:rsid="010d3891" officeooo:paragraph-rsid="01197a80" style:font-size-asian="11pt" style:font-size-complex="11pt"/>
    </style:style>
    <style:style style:name="P20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97a80" officeooo:paragraph-rsid="01197a80" style:font-size-asian="16pt" style:font-weight-asian="bold" style:font-size-complex="16pt" style:font-weight-complex="bold" loext:padding="0.199cm" loext:border="none"/>
    </style:style>
    <style:style style:name="P21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df462" officeooo:paragraph-rsid="011df462" style:font-size-asian="16pt" style:font-weight-asian="bold" style:font-size-complex="16pt" style:font-weight-complex="bold" loext:padding="0.199cm" loext:border="none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6pt" fo:language="fr" fo:country="FR" fo:font-weight="bold" officeooo:rsid="011f6f73" officeooo:paragraph-rsid="011f6f73" style:font-size-asian="16pt" style:font-weight-asian="bold" style:font-size-complex="16pt" style:font-weight-complex="bold" loext:padding="0.199cm" loext:border="none"/>
    </style:style>
    <style:style style:name="P23" style:family="paragraph" style:parent-style-name="Table_20_Contents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81aca6" loext:opacity="100%" style:font-name="Arial" fo:font-size="16pt" fo:language="fr" fo:country="FR" fo:font-weight="bold" officeooo:rsid="00d46b0b" officeooo:paragraph-rsid="01218e61" style:font-size-asian="16pt" style:language-asian="zxx" style:country-asian="none" style:font-weight-asian="bold" style:font-size-complex="16pt" style:language-complex="zxx" style:country-complex="none" style:font-weight-complex="bold" loext:padding="0.199cm" loext:border="none"/>
    </style:style>
    <style:style style:name="P24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1pt" fo:language="fr" fo:country="FR" fo:font-weight="bold" officeooo:rsid="011df462" officeooo:paragraph-rsid="011df462" style:font-size-asian="9.60000038146973pt" style:font-weight-asian="bold" style:font-size-complex="11pt" style:font-weight-complex="bold" loext:padding="0.199cm" loext:border="none"/>
    </style:style>
    <style:style style:name="P25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fo:color="#81aca6" loext:opacity="100%" style:font-name="Arial" fo:font-size="11pt" fo:language="fr" fo:country="FR" fo:font-weight="bold" officeooo:rsid="011f6f73" officeooo:paragraph-rsid="011f6f73" style:font-size-asian="9.60000038146973pt" style:font-weight-asian="bold" style:font-size-complex="11pt" style:font-weight-complex="bold" loext:padding="0.199cm" loext:border="none"/>
    </style:style>
    <style:style style:name="P26" style:family="paragraph" style:parent-style-name="Table_20_Contents">
      <loext:graphic-properties draw:fill="none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1b45d9" fo:background-color="#dee7e5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c1df14" officeooo:paragraph-rsid="01290e38" fo:background-color="#dee7e5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ad4991" officeooo:paragraph-rsid="01290e38" fo:background-color="#dee7e5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11df462" officeooo:paragraph-rsid="01343f83" fo:background-color="#dee7e5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 draw:fill-color="#ffffff" draw:opacity="100%"/>
      <style:paragraph-properties fo:margin-top="0.101cm" fo:margin-bottom="0.101cm" style:contextual-spacing="false" fo:text-align="start" style:justify-single-word="false" fo:background-color="transparent"/>
      <style:text-properties fo:color="#50938a" loext:opacity="100%" style:font-name="Arial" fo:font-size="11pt" fo:language="fr" fo:country="FR" fo:font-weight="bold" officeooo:rsid="009b7894" officeooo:paragraph-rsid="011ec441" fo:background-color="#dee7e5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margin-left="0.101cm" fo:margin-right="0.101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1f78d4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0c1df14" officeooo:paragraph-rsid="01218e61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language="fr" fo:country="FR" fo:font-weight="bold" officeooo:rsid="010b657e" officeooo:paragraph-rsid="011f78d4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50938a" loext:opacity="100%" style:font-name="Arial" fo:font-size="11pt" fo:font-weight="bold" officeooo:rsid="00ad4991" officeooo:paragraph-rsid="01290e38" fo:background-color="#dee7e5" style:font-size-asian="11pt" style:font-weight-asian="bold" style:font-size-complex="11pt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1f78d4" style:font-size-asian="11pt" style:font-weight-asian="bold" style:font-size-complex="11pt" style:font-weight-complex="bold"/>
    </style:style>
    <style:style style:name="P36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15aa9" style:font-size-asian="11pt" style:font-weight-asian="bold" style:font-size-complex="11pt" style:font-weight-complex="bold"/>
    </style:style>
    <style:style style:name="P37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9a12b" style:font-size-asian="11pt" style:font-weight-asian="bold" style:font-size-complex="11pt" style:font-weight-complex="bold"/>
    </style:style>
    <style:style style:name="P38" style:family="paragraph" style:parent-style-name="Table_20_Contents">
      <loext:graphic-properties draw:fill="none" draw:fill-color="#ffffff" draw:opacity="100%"/>
      <style:paragraph-properties fo:margin-left="0.199cm" fo:margin-right="0.199cm" fo:text-align="center" style:justify-single-word="false" fo:text-indent="0cm" style:auto-text-indent="false" fo:background-color="transparent" text:number-lines="false" text:line-number="0"/>
      <style:text-properties fo:color="#50938a" loext:opacity="100%" style:font-name="Arial" fo:font-size="11pt" fo:font-weight="bold" officeooo:rsid="009b7894" officeooo:paragraph-rsid="01218e61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fo:color="#50938a" loext:opacity="100%" style:font-name="Arial" fo:font-size="10.5pt" fo:language="fr" fo:country="FR" fo:font-weight="bold" officeooo:rsid="00c1df14" officeooo:paragraph-rsid="0129a12b" style:font-size-asian="10.5pt" style:font-weight-asian="bold" style:font-size-complex="10.5pt" style:font-weight-complex="bold"/>
    </style:style>
    <style:style style:name="P4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1f78d4" style:font-size-asian="11pt" style:font-weight-asian="bold" style:font-size-complex="11pt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215aa9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language="fr" fo:country="FR" fo:font-weight="bold" officeooo:rsid="00de6143" officeooo:paragraph-rsid="01218e61" style:font-size-asian="11pt" style:font-weight-asian="bold" style:font-size-complex="11pt" style:font-weight-complex="bold"/>
    </style:style>
    <style:style style:name="P4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font-weight="bold" officeooo:rsid="00de6143" officeooo:paragraph-rsid="011f78d4" style:font-size-asian="11pt" style:font-weight-asian="bold" style:font-size-complex="11pt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loext:opacity="100%" style:font-name="Arial" fo:font-size="11pt" fo:font-weight="bold" officeooo:rsid="00de6143" officeooo:paragraph-rsid="01218e61" style:font-size-asian="11pt" style:font-weight-asian="bold" style:font-size-complex="11pt" style:font-weight-complex="bold"/>
    </style:style>
    <style:style style:name="P45" style:family="paragraph" style:parent-style-name="Standard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81aca6" loext:opacity="100%" style:font-name="Arial" fo:font-size="18pt" fo:language="fr" fo:country="FR" fo:font-weight="bold" officeooo:rsid="00d46b0b" officeooo:paragraph-rsid="01218e61" style:font-size-asian="18pt" style:language-asian="zxx" style:country-asian="none" style:font-weight-asian="bold" style:font-size-complex="18pt" style:language-complex="zxx" style:country-complex="none" style:font-weight-complex="bold" loext:padding="0.199cm" loext:border="none"/>
    </style:style>
    <style:style style:name="P46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line-height="100%" fo:text-align="start" style:justify-single-word="false" fo:background-color="transparent"/>
      <style:text-properties style:font-name="Arial" fo:font-size="11pt" fo:language="fr" fo:country="FR" fo:font-weight="normal" officeooo:rsid="00c1df14" officeooo:paragraph-rsid="011df462" style:font-size-asian="11pt" style:font-weight-asian="normal" style:font-size-complex="11pt" style:font-weight-complex="normal"/>
    </style:style>
    <style:style style:name="P47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Arial" fo:font-size="11pt" fo:language="fr" fo:country="FR" fo:font-weight="bold" officeooo:rsid="00d5d9a4" officeooo:paragraph-rsid="01290e38" style:font-size-asian="11pt" style:font-weight-asian="bold" style:font-size-complex="11pt" style:font-weight-complex="bold"/>
    </style:style>
    <style:style style:name="P48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Arial" fo:font-size="11pt" fo:font-weight="bold" officeooo:rsid="011b45d9" officeooo:paragraph-rsid="01290e38" style:font-size-asian="11pt" style:font-weight-asian="bold" style:font-size-complex="11pt" style:font-weight-complex="bold"/>
    </style:style>
    <style:style style:name="P49" style:family="paragraph" style:parent-style-name="Table_20_Contents">
      <loext:graphic-properties draw:fill="none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000000" loext:opacity="100%" style:font-name="Arial" fo:font-size="11pt" fo:language="fr" fo:country="FR" fo:font-weight="bold" officeooo:rsid="00c1df14" officeooo:paragraph-rsid="01343f83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 draw:fill-color="#ffffff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transparent" text:number-lines="false" text:line-number="0"/>
      <style:text-properties fo:color="#81aca6" loext:opacity="100%" style:font-name="Arial" fo:font-size="11pt" fo:language="fr" fo:country="FR" fo:font-weight="bold" officeooo:rsid="00d46b0b" officeooo:paragraph-rsid="01218e61" style:font-size-asian="9.60000038146973pt" style:language-asian="zxx" style:country-asian="none" style:font-weight-asian="bold" style:font-size-complex="11pt" style:language-complex="zxx" style:country-complex="none" style:font-weight-complex="bold" loext:padding="0.199cm" loext:border="none"/>
    </style:style>
    <style:style style:name="P5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81aca6" loext:opacity="100%" style:font-name="Arial" fo:font-size="18pt" fo:language="fr" fo:country="FR" fo:font-weight="bold" officeooo:rsid="011df462" officeooo:paragraph-rsid="011df462" style:font-size-asian="18pt" style:font-weight-asian="bold" style:font-size-complex="18pt" style:font-weight-complex="bold"/>
    </style:style>
    <style:style style:name="P5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50938a" loext:opacity="100%" style:font-name="Arial" fo:font-size="11pt" fo:language="fr" fo:country="FR" fo:font-weight="bold" officeooo:rsid="00c1df14" officeooo:paragraph-rsid="011df462" style:font-size-asian="11pt" style:font-weight-asian="bold" style:font-size-complex="11pt" style:font-weight-complex="bol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fo:color="#50938a" loext:opacity="100%" style:font-name="Arial" fo:font-size="8pt" fo:language="zxx" fo:country="none" fo:font-style="normal" fo:font-weight="bold" officeooo:rsid="00c0c27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T3" style:family="text">
      <style:text-properties fo:color="#50938a" loext:opacity="100%" style:font-name="Arial" fo:font-size="8pt" fo:language="zxx" fo:country="none" fo:font-style="normal" fo:font-weight="bold" officeooo:rsid="0091221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T4" style:family="text">
      <style:text-properties fo:color="#50938a" loext:opacity="100%" fo:font-weight="bold" style:font-weight-asian="bold" style:font-weight-complex="bold"/>
    </style:style>
    <style:style style:name="T5" style:family="text">
      <style:text-properties fo:color="#50938a" loext:opacity="100%" fo:font-weight="bold" officeooo:rsid="009542f4" style:font-weight-asian="bold" style:font-weight-complex="bold"/>
    </style:style>
    <style:style style:name="T6" style:family="text">
      <style:text-properties fo:color="#50938a" loext:opacity="100%" officeooo:rsid="00c1df14"/>
    </style:style>
    <style:style style:name="T7" style:family="text">
      <style:text-properties fo:color="#50938a" loext:opacity="100%" fo:font-size="11pt" fo:background-color="#dee7e5" loext:char-shading-value="0" style:font-size-asian="11pt" style:font-size-complex="11pt"/>
    </style:style>
    <style:style style:name="T8" style:family="text">
      <style:text-properties fo:color="#50938a" loext:opacity="100%" fo:font-size="11pt" officeooo:rsid="00ad4991" fo:background-color="#dee7e5" loext:char-shading-value="0" style:font-size-asian="11pt" style:font-size-complex="11pt"/>
    </style:style>
    <style:style style:name="T9" style:family="text">
      <style:text-properties fo:color="#50938a" loext:opacity="100%" fo:language="fr" fo:country="FR" officeooo:rsid="00c1df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32c20e" style:font-weight-asian="bold" style:font-weight-complex="bold"/>
    </style:style>
    <style:style style:name="T12" style:family="text">
      <style:text-properties fo:font-weight="bold" officeooo:rsid="00c0c276" style:font-weight-asian="bold" style:font-weight-complex="bold"/>
    </style:style>
    <style:style style:name="T13" style:family="text">
      <style:text-properties fo:font-weight="bold" officeooo:rsid="009542f4" style:font-weight-asian="bold" style:font-weight-complex="bold"/>
    </style:style>
    <style:style style:name="T14" style:family="text">
      <style:text-properties fo:font-weight="bold" officeooo:rsid="000bf3ed" style:font-weight-asian="bold" style:font-weight-complex="bold"/>
    </style:style>
    <style:style style:name="T15" style:family="text">
      <style:text-properties fo:font-weight="bold" officeooo:rsid="01189c38" style:font-weight-asian="bold" style:font-weight-complex="bold"/>
    </style:style>
    <style:style style:name="T16" style:family="text">
      <style:text-properties fo:font-weight="bold" officeooo:rsid="00adefd2" style:font-weight-asian="bold" style:font-weight-complex="bold"/>
    </style:style>
    <style:style style:name="T17" style:family="text">
      <style:text-properties fo:color="#168253" loext:opacity="100%" fo:font-weight="bold" style:font-weight-asian="bold" style:font-weight-complex="bold"/>
    </style:style>
    <style:style style:name="T18" style:family="text">
      <style:text-properties fo:color="#81aca6" loext:opacity="100%"/>
    </style:style>
    <style:style style:name="T19" style:family="text">
      <style:text-properties fo:color="#81aca6" loext:opacity="100%" officeooo:rsid="00d46b0b"/>
    </style:style>
    <style:style style:name="T20" style:family="text">
      <style:text-properties fo:color="#81aca6" loext:opacity="100%" officeooo:rsid="00d50896"/>
    </style:style>
    <style:style style:name="T21" style:family="text">
      <style:text-properties officeooo:rsid="0132c20e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000000" loext:opacity="100%" fo:language="fr" fo:country="FR" officeooo:rsid="009b7894"/>
    </style:style>
    <style:style style:name="T24" style:family="text">
      <style:text-properties fo:color="#000000" loext:opacity="100%" fo:language="fr" fo:country="FR" officeooo:rsid="01343f83"/>
    </style:style>
    <style:style style:name="T25" style:family="text">
      <style:text-properties officeooo:rsid="01343f83"/>
    </style:style>
    <style:style style:name="T26" style:family="text">
      <style:text-properties officeooo:rsid="009b7894"/>
    </style:style>
    <style:style style:name="T27" style:family="text">
      <style:text-properties fo:language="fr" fo:country="FR" fo:font-weight="normal" officeooo:rsid="00c1df14" style:font-weight-asian="normal" style:font-weight-complex="normal"/>
    </style:style>
    <style:style style:name="T28" style:family="text">
      <style:text-properties fo:language="fr" fo:country="FR" officeooo:rsid="00c1df14"/>
    </style:style>
    <style:style style:name="T29" style:family="text">
      <style:text-properties officeooo:rsid="00c1df14"/>
    </style:style>
    <style:style style:name="T30" style:family="text">
      <style:text-properties officeooo:rsid="011f78d4"/>
    </style:style>
    <style:style style:name="T31" style:family="text">
      <style:text-properties fo:color="#ffffff" loext:opacity="100%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FEUILLE DE PRÉSENCE </text:span><text:span text:style-name="T19">ÉTABLIE </text:span><text:span text:style-name="T20">PAR<text:line-break/></text:span><text:span text:style-name="T6">{mycompany_name}</text:span></text:p>
      <text:p text:style-name="P4"/>
      <text:p text:style-name="P20">Informations <text:span text:style-name="T21">Organisme de Formation (OF)</text:span></text:p>
      <text:p text:style-name="P4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2" office:value-type="string">
            <text:p text:style-name="P47">Adresse</text:p>
          </table:table-cell>
          <table:covered-table-cell/>
          <table:table-cell table:style-name="Tableau3.C1" table:number-columns-spanned="4" office:value-type="string">
            <text:p text:style-name="P26">{mycompany_address} {mycompany_zip} {mycompany_town}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9">N° de déclaration <text:span text:style-name="T21">(NDA)</text:span></text:p>
          </table:table-cell>
          <table:covered-table-cell/>
          <table:covered-table-cell/>
          <table:table-cell table:style-name="Tableau3.A2" office:value-type="string">
            <text:p text:style-name="P7"><text:span text:style-name="T22"><text:s/></text:span><text:span text:style-name="T7">{declaration_number}</text:span></text:p>
          </table:table-cell>
          <table:table-cell table:style-name="Tableau3.A2" office:value-type="string">
            <text:p text:style-name="P10">Siret</text:p>
          </table:table-cell>
          <table:table-cell table:style-name="Tableau3.F2" office:value-type="string">
            <text:p text:style-name="P27">{mycompany_idprof2}</text:p>
          </table:table-cell>
        </table:table-row>
        <table:table-row table:style-name="Tableau3.3">
          <table:table-cell table:style-name="Tableau3.A2" office:value-type="string">
            <text:p text:style-name="P11">Tel </text:p>
          </table:table-cell>
          <table:table-cell table:style-name="Tableau3.A2" table:number-columns-spanned="3" office:value-type="string">
            <text:p text:style-name="P28">{mycompany_phone}</text:p>
          </table:table-cell>
          <table:covered-table-cell/>
          <table:covered-table-cell/>
          <table:table-cell table:style-name="Tableau3.A2" office:value-type="string">
            <text:p text:style-name="P48">E-mail</text:p>
          </table:table-cell>
          <table:table-cell table:style-name="Tableau3.F2" office:value-type="string">
            <text:p text:style-name="P34">{mycompany_email}</text:p>
          </table:table-cell>
        </table:table-row>
        <table:table-row table:style-name="Tableau3.4">
          <table:table-cell table:style-name="Tableau3.A2" table:number-columns-spanned="2" office:value-type="string">
            <text:p text:style-name="P15">Website</text:p>
          </table:table-cell>
          <table:covered-table-cell/>
          <table:table-cell table:style-name="Tableau3.F2" table:number-columns-spanned="4" office:value-type="string">
            <text:p text:style-name="P8"><text:s/><text:span text:style-name="T8">{mycompany_web}</text:span></text:p>
          </table:table-cell>
          <table:covered-table-cell/>
          <table:covered-table-cell/>
          <table:covered-table-cell/>
        </table:table-row>
      </table:table>
      <text:p text:style-name="P14"/>
      <text:p text:style-name="P21">Formation</text:p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table:number-columns-spanned="2" office:value-type="string">
            <text:p text:style-name="P16"><text:span text:style-name="T23">R</text:span><text:span text:style-name="T24">éf Convention</text:span></text:p>
          </table:table-cell>
          <table:covered-table-cell/>
          <table:table-cell table:style-name="Tableau5.A1" office:value-type="string">
            <text:p text:style-name="P29">{contract_ref_label}</text:p>
          </table:table-cell>
          <table:table-cell table:style-name="Tableau5.A1" office:value-type="string">
            <text:p text:style-name="P49">Formation</text:p>
          </table:table-cell>
          <table:table-cell table:style-name="Tableau5.E1" table:number-columns-spanned="2" office:value-type="string">
            <text:p text:style-name="P29">{contract_label}</text:p>
          </table:table-cell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7">Session</text:p>
          </table:table-cell>
          <table:covered-table-cell/>
          <table:table-cell table:style-name="Tableau5.A2" office:value-type="string">
            <text:p text:style-name="P18"><text:span text:style-name="T9">{date_start}</text:span><text:span text:style-name="T27"> </text:span><text:span text:style-name="T28">- </text:span><text:span text:style-name="T9">{date_end}</text:span></text:p>
          </table:table-cell>
          <table:table-cell table:style-name="Tableau5.A2" table:number-columns-spanned="2" office:value-type="string">
            <text:p text:style-name="P12">Durée</text:p>
          </table:table-cell>
          <table:covered-table-cell/>
          <table:table-cell table:style-name="Tableau5.F2" office:value-type="string">
            <text:p text:style-name="P30">{duration}</text:p>
          </table:table-cell>
        </table:table-row>
        <table:table-row table:style-name="Tableau5.3">
          <table:table-cell table:style-name="Tableau5.A2" office:value-type="string">
            <text:p text:style-name="P13">Lieu</text:p>
          </table:table-cell>
          <table:table-cell table:style-name="Tableau5.F2" table:number-columns-spanned="5" office:value-type="string">
            <text:p text:style-name="P30">{contract_trainingsession_location}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  <text:p text:style-name="P22"><text:span text:style-name="T29">L</text:span>iste des formateur<text:span text:style-name="T30">s</text:span></text:p>
      <text:p text:style-name="P2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5"><text:s/><text:span text:style-name="T31">N°</text:span></text:p>
          </table:table-cell>
          <table:table-cell table:style-name="Tableau6.A1" office:value-type="string">
            <text:p text:style-name="P40">Nom</text:p>
          </table:table-cell>
          <table:table-cell table:style-name="Tableau6.A1" office:value-type="string">
            <text:p text:style-name="P43">Prénom</text:p>
          </table:table-cell>
          <table:table-cell table:style-name="Tableau6.A1" office:value-type="string">
            <text:p text:style-name="P41">Présence</text:p>
          </table:table-cell>
          <table:table-cell table:style-name="Tableau6.E1" office:value-type="string">
            <text:p text:style-name="P41">Signature</text:p>
          </table:table-cell>
        </table:table-row>
        <table:table-row table:style-name="TableLine2225470170512">
          <table:table-cell table:style-name="Tableau6.A2" office:value-type="string">
            <text:p text:style-name="P31">[!-- BEGIN row.sessiontrainer --]{sessiontrainer_number}</text:p>
          </table:table-cell>
          <table:table-cell table:style-name="Tableau6.B2" office:value-type="string">
            <text:p text:style-name="P33">{sessiontrainer_lastname}</text:p>
          </table:table-cell>
          <table:table-cell table:style-name="Tableau6.C2" office:value-type="string">
            <text:p text:style-name="P35">{sessiontrainer_firstname}</text:p>
          </table:table-cell>
          <table:table-cell table:style-name="Tableau6.D2" office:value-type="string">
            <text:p text:style-name="P36">{sessiontrainer_attendance}</text:p>
          </table:table-cell>
          <table:table-cell table:style-name="Tableau6.E2" office:value-type="string">
            <text:p text:style-name="P36">{sessiontrainer_signature}[!-- END row.sessiontrainer --]</text:p>
          </table:table-cell>
        </table:table-row>
      </table:table>
      <text:p text:style-name="P50"/>
      <text:p text:style-name="P23">Liste des stagiaires</text:p>
      <text:p text:style-name="P5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ext:soft-page-break/>
        <table:table-row table:style-name="Tableau8.1">
          <table:table-cell table:style-name="Tableau8.A1" office:value-type="string">
            <text:p text:style-name="P6"><text:s/><text:span text:style-name="T31">N°</text:span></text:p>
          </table:table-cell>
          <table:table-cell table:style-name="Tableau8.A1" office:value-type="string">
            <text:p text:style-name="P42">Nom</text:p>
          </table:table-cell>
          <table:table-cell table:style-name="Tableau8.A1" office:value-type="string">
            <text:p text:style-name="P44">Prénom</text:p>
          </table:table-cell>
          <table:table-cell table:style-name="Tableau8.A1" office:value-type="string">
            <text:p text:style-name="P42">Présence</text:p>
          </table:table-cell>
          <table:table-cell table:style-name="Tableau8.E1" office:value-type="string">
            <text:p text:style-name="P42">Signature</text:p>
          </table:table-cell>
        </table:table-row>
        <table:table-row table:style-name="TableLine2225472426656">
          <table:table-cell table:style-name="Tableau8.A2" office:value-type="string">
            <text:p text:style-name="P39">[!-- BEGIN row.trainee --]{trainee_number}</text:p>
          </table:table-cell>
          <table:table-cell table:style-name="Tableau8.B2" office:value-type="string">
            <text:p text:style-name="P32">{trainee_lastname}</text:p>
          </table:table-cell>
          <table:table-cell table:style-name="Tableau8.C2" office:value-type="string">
            <text:p text:style-name="P37">{trainee_firstname}</text:p>
          </table:table-cell>
          <table:table-cell table:style-name="Tableau8.D2" office:value-type="string">
            <text:p text:style-name="P38">{trainee_attendance}</text:p>
          </table:table-cell>
          <table:table-cell table:style-name="Tableau8.E2" office:value-type="string">
            <text:p text:style-name="P38">{trainee_signature}[!-- END row.trainee --]</text:p>
          </table:table-cell>
        </table:table-row>
      </table:table>
      <text:p text:style-name="P45"/>
      <text:p text:style-name="P51"/>
      <text:p text:style-name="P52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_20__28_WW_29_" style:display-name="Internet Link (WW)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_20__28_WW_29_" style:display-name="Footnote Characters (WW)" style:family="text">
      <style:text-properties style:text-position="super 58%"/>
    </style:style>
    <style:style style:name="Internet_20_Link1" style:display-name="Internet Link1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1" style:display-name="Footnote Characters1" style:family="text">
      <style:text-properties style:text-position="super 58%"/>
    </style:style>
    <style:style style:name="Internet_20_Link2" style:display-name="Internet Link2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2" style:display-name="Footnote Characters2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center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132c20e" style:font-size-asian="7pt" style:font-size-complex="7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fo:color="#50938a" loext:opacity="100%" style:font-name="Arial" fo:font-size="8pt" fo:language="zxx" fo:country="none" fo:font-style="normal" fo:font-weight="bold" officeooo:rsid="00c0c27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3" style:family="text">
      <style:text-properties fo:color="#50938a" loext:opacity="100%" style:font-name="Arial" fo:font-size="8pt" fo:language="zxx" fo:country="none" fo:font-style="normal" fo:font-weight="bold" officeooo:rsid="0091221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132c20e" style:font-weight-asian="bold" style:font-weight-complex="bold"/>
    </style:style>
    <style:style style:name="MT6" style:family="text">
      <style:text-properties fo:font-weight="bold" officeooo:rsid="00c0c276" style:font-weight-asian="bold" style:font-weight-complex="bold"/>
    </style:style>
    <style:style style:name="MT7" style:family="text">
      <style:text-properties fo:color="#50938a" loext:opacity="100%" fo:font-weight="bold" style:font-weight-asian="bold" style:font-weight-complex="bold"/>
    </style:style>
    <style:style style:name="MT8" style:family="text">
      <style:text-properties fo:color="#50938a" loext:opacity="100%" fo:font-weight="bold" officeooo:rsid="009542f4" style:font-weight-asian="bold" style:font-weight-complex="bold"/>
    </style:style>
    <style:style style:name="MT9" style:family="text">
      <style:text-properties fo:font-weight="bold" officeooo:rsid="009542f4" style:font-weight-asian="bold" style:font-weight-complex="bold"/>
    </style:style>
    <style:style style:name="MT10" style:family="text">
      <style:text-properties fo:font-weight="bold" officeooo:rsid="000bf3ed" style:font-weight-asian="bold" style:font-weight-complex="bold"/>
    </style:style>
    <style:style style:name="MT11" style:family="text">
      <style:text-properties fo:font-weight="bold" officeooo:rsid="01189c38" style:font-weight-asian="bold" style:font-weight-complex="bold"/>
    </style:style>
    <style:style style:name="MT12" style:family="text">
      <style:text-properties fo:font-weight="bold" officeooo:rsid="00adefd2" style:font-weight-asian="bold" style:font-weight-complex="bold"/>
    </style:style>
    <style:style style:name="MT13" style:family="text">
      <style:text-properties fo:color="#168253" loext:opacity="100%" fo:font-weight="bold" style:font-weight-asian="bold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1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/text:a><text:a xlink:type="simple" xlink:href="https://www.evarisk.com/dolimeet/" office:target-frame-name="_blank" xlink:show="new" text:style-name="Internet_20_link" text:visited-style-name="Visited_20_Internet_20_Link"><text:span text:style-name="MT3">oli</text:span></text:a><text:a xlink:type="simple" xlink:href="https://www.evarisk.com/dolimeet/" office:target-frame-name="_blank" xlink:show="new" text:style-name="Internet_20_link" text:visited-style-name="Visited_20_Internet_20_Link"><text:span text:style-name="MT2">M</text:span></text:a><text:a xlink:type="simple" xlink:href="https://www.evarisk.com/dolimeet/" office:target-frame-name="_blank" xlink:show="new" text:style-name="Internet_20_link" text:visited-style-name="Visited_20_Internet_20_Link"><text:span text:style-name="MT3">eet</text:span></text:a></text:p>
      </style:header>
      <style:footer>
        <text:p text:style-name="MP2"><text:span text:style-name="MT4"><text:file-name text:display="name-and-extension">template_attendancesheetdocument.odt</text:file-name></text:span><text:span text:style-name="MT4"><text:s/>- </text:span><text:span text:style-name="MT5">R</text:span><text:span text:style-name="MT6">éalisé avec</text:span><text:span text:style-name="MT4"> </text:span><text:a xlink:type="simple" xlink:href="https://www.dolistore.com/product.php?id=603&amp;l=fr" text:style-name="Internet_20_link" text:visited-style-name="Visited_20_Internet_20_Link"><text:span text:style-name="MT7">D</text:span></text:a><text:a xlink:type="simple" xlink:href="https://www.dolistore.com/product.php?id=603&amp;l=fr" text:style-name="Internet_20_link" text:visited-style-name="Visited_20_Internet_20_Link"><text:span text:style-name="MT8">oli</text:span></text:a><text:a xlink:type="simple" xlink:href="https://www.dolistore.com/product.php?id=603&amp;l=fr" text:style-name="Internet_20_link" text:visited-style-name="Visited_20_Internet_20_Link"><text:span text:style-name="MT7">M</text:span></text:a><text:a xlink:type="simple" xlink:href="https://www.dolistore.com/product.php?id=603&amp;l=fr" text:style-name="Internet_20_link" text:visited-style-name="Visited_20_Internet_20_Link"><text:span text:style-name="MT8">eet</text:span></text:a><text:span text:style-name="MT8"> </text:span><text:span text:style-name="MT9">- </text:span><text:span text:style-name="MT5">G</text:span><text:span text:style-name="MT4">énéré le {date_creation} - Version -</text:span><text:span text:style-name="MT10"> 1.</text:span><text:span text:style-name="MT11">5</text:span><text:span text:style-name="MT10">.</text:span><text:span text:style-name="MT11">0</text:span><text:span text:style-name="MT10">-202</text:span><text:span text:style-name="MT12">3</text:span><text:span text:style-name="MT11">1206</text:span><text:span text:style-name="MT4"><text:tab/></text:span><text:span text:style-name="MT13">Page :</text:span><text:span text:style-name="MT13"><text:page-number text:select-page="current">2</text:page-number></text:span><text:span text:style-name="MT13">/</text:span><text:span text:style-name="MT13"><text:page-count>2</text:page-count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4DT22H34M20S</meta:editing-duration>
    <meta:editing-cycles>353</meta:editing-cycles>
    <meta:generator>LibreOffice/7.3.5.2$Windows_X86_64 LibreOffice_project/184fe81b8c8c30d8b5082578aee2fed2ea847c01</meta:generator>
    <dc:date>2025-10-31T11:58:37.64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49" meta:word-count="101" meta:character-count="1017" meta:non-whitespace-character-count="964"/>
    <meta:user-defined meta:name="Langue">Francais</meta:user-defined>
    <meta:user-defined meta:name="URL">www.digirisk.com</meta:user-defined>
  </office:meta>
</office:document-meta>
</file>